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1">
      <style:paragraph-properties fo:margin-top="0in" fo:margin-bottom="0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 text:is-list-header="true">INGREDIENTS:</text:h>
      <text:section text:style-name="Sect1" text:name="rIng">
        <text:list text:style-name="L1">
          <text:list-item>
            <text:p text:style-name="P3">3/4 cups melted butter</text:p>
          </text:list-item>
          <text:list-item>
            <text:p text:style-name="P3">1-1/2 cups sugar</text:p>
          </text:list-item>
          <text:list-item>
            <text:p text:style-name="P3">1-1/2 teaspoon vanilla</text:p>
          </text:list-item>
          <text:list-item>
            <text:p text:style-name="P3">3 eggs</text:p>
          </text:list-item>
          <text:list-item>
            <text:p text:style-name="P3">1/2 cup cocoa powder</text:p>
          </text:list-item>
          <text:list-item>
            <text:p text:style-name="P3">3/4 cups flour</text:p>
          </text:list-item>
          <text:list-item>
            <text:p text:style-name="P3">1/2 teaspoon baking powder</text:p>
          </text:list-item>
          <text:list-item>
            <text:p text:style-name="P3">1 teaspoon salt</text:p>
          </text:list-item>
          <text:list-item>
            <text:p text:style-name="P3">1 cup chopped, toasted nuts</text:p>
          </text:list-item>
          <text:list-item>
            <text:p text:style-name="P1">1 cup semi-sweet chocolate chips</text:p>
          </text:list-item>
        </text:list>
      </text:section>
      <text:section text:style-name="Sect1" text:name="rPrp">
        <text:h text:style-name="Heading_20_4" text:outline-level="4" text:is-list-header="true">PREPARATION:</text:h>
        <text:p text:style-name="P2">Heat oven to 350 degrees, grease a 13x9" pan. Beat butter, eggs, sugar, vanilla in a large bowl. Mix in cocoa, flour, baking powder and salt. Stir to combine. Stir in nuts and chips. Pour into pan. </text:p>
        <text:p text:style-name="P2">Bake 20-22 minute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2-18T21:34:09</meta:creation-date>
    <dc:date>2008-02-18T21:34:25</dc:date>
    <meta:editing-cycles>1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88" meta:character-count="441"/>
  </office:meta>
</office:document-meta>
</file>